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245cm" fo:margin-left="1.27cm" table:align="left"/>
    </style:style>
    <style:style style:name="Table1.A" style:family="table-column">
      <style:table-column-properties style:column-width="0.245cm"/>
    </style:style>
    <style:style style:name="Table1.A1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79cm" fo:border="none"/>
    </style:style>
    <style:style style:name="P1" style:family="paragraph" style:parent-style-name="Standard">
      <style:text-properties officeooo:paragraph-rsid="000a162d"/>
    </style:style>
    <style:style style:name="P2" style:family="paragraph" style:parent-style-name="Standard">
      <style:text-properties officeooo:rsid="000ac5ca" officeooo:paragraph-rsid="000ac5ca"/>
    </style:style>
    <style:style style:name="P3" style:family="paragraph" style:parent-style-name="Standard">
      <style:text-properties officeooo:rsid="000fa91b" officeooo:paragraph-rsid="00105b2b"/>
    </style:style>
    <style:style style:name="P4" style:family="paragraph" style:parent-style-name="Standard">
      <style:text-properties officeooo:rsid="00104637" officeooo:paragraph-rsid="00104637"/>
    </style:style>
    <style:style style:name="P5" style:family="paragraph" style:parent-style-name="Standard">
      <style:text-properties officeooo:rsid="00105b2b" officeooo:paragraph-rsid="00105b2b"/>
    </style:style>
    <style:style style:name="P6" style:family="paragraph" style:parent-style-name="Standard">
      <style:text-properties officeooo:rsid="00120e16" officeooo:paragraph-rsid="00120e16"/>
    </style:style>
    <style:style style:name="P7" style:family="paragraph" style:parent-style-name="Standard">
      <style:text-properties officeooo:rsid="0013977e" officeooo:paragraph-rsid="0013977e"/>
    </style:style>
    <style:style style:name="P8" style:family="paragraph" style:parent-style-name="Standard">
      <style:text-properties officeooo:rsid="0014e98f" officeooo:paragraph-rsid="0014e98f"/>
    </style:style>
    <style:style style:name="P9" style:family="paragraph" style:parent-style-name="Standard">
      <style:text-properties officeooo:rsid="001664b3" officeooo:paragraph-rsid="001664b3"/>
    </style:style>
    <style:style style:name="P10" style:family="paragraph" style:parent-style-name="Standard">
      <style:text-properties officeooo:rsid="0016f078" officeooo:paragraph-rsid="0016f078"/>
    </style:style>
    <style:style style:name="P11" style:family="paragraph" style:parent-style-name="Standard">
      <style:text-properties officeooo:rsid="001796f3" officeooo:paragraph-rsid="001796f3"/>
    </style:style>
    <style:style style:name="P12" style:family="paragraph" style:parent-style-name="Standard">
      <style:text-properties officeooo:rsid="0018b934" officeooo:paragraph-rsid="0018b934"/>
    </style:style>
    <style:style style:name="P13" style:family="paragraph" style:parent-style-name="Standard">
      <style:text-properties officeooo:rsid="0019927e" officeooo:paragraph-rsid="0019927e"/>
    </style:style>
    <style:style style:name="P14" style:family="paragraph" style:parent-style-name="Standard">
      <style:text-properties officeooo:rsid="001cdaa0" officeooo:paragraph-rsid="001cdaa0"/>
    </style:style>
    <style:style style:name="P15" style:family="paragraph" style:parent-style-name="Standard">
      <style:text-properties officeooo:rsid="001d41b7" officeooo:paragraph-rsid="001d41b7"/>
    </style:style>
    <style:style style:name="P16" style:family="paragraph" style:parent-style-name="Standard" style:list-style-name="L5">
      <style:paragraph-properties fo:margin-top="0cm" fo:margin-bottom="0cm" loext:contextual-spacing="false"/>
    </style:style>
    <style:style style:name="P17" style:family="paragraph" style:parent-style-name="Heading_20_2">
      <style:text-properties officeooo:rsid="000ac5ca" officeooo:paragraph-rsid="000ac5ca"/>
    </style:style>
    <style:style style:name="P18" style:family="paragraph" style:parent-style-name="Heading_20_2">
      <style:text-properties officeooo:paragraph-rsid="000a162d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>
      <style:text-properties officeooo:paragraph-rsid="000a162d"/>
    </style:style>
    <style:style style:name="P22" style:family="paragraph" style:parent-style-name="Text_20_body">
      <style:text-properties officeooo:rsid="000f8c3c" officeooo:paragraph-rsid="000f8c3c"/>
    </style:style>
    <style:style style:name="P23" style:family="paragraph" style:parent-style-name="Text_20_body">
      <style:text-properties officeooo:rsid="00122d81" officeooo:paragraph-rsid="00122d81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>
      <style:text-properties officeooo:rsid="0019927e" officeooo:paragraph-rsid="0019927e"/>
    </style:style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P29" style:family="paragraph" style:parent-style-name="Text_20_body" style:list-style-name="L3">
      <style:paragraph-properties fo:margin-top="0cm" fo:margin-bottom="0cm" loext:contextual-spacing="false"/>
    </style:style>
    <style:style style:name="P30" style:family="paragraph" style:parent-style-name="Text_20_body" style:list-style-name="L5">
      <style:paragraph-properties fo:margin-top="0cm" fo:margin-bottom="0cm" loext:contextual-spacing="false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Preformatted_20_Text">
      <style:text-properties officeooo:paragraph-rsid="000a162d"/>
    </style:style>
    <style:style style:name="T1" style:family="text">
      <style:text-properties fo:color="#808080"/>
    </style:style>
    <style:style style:name="T2" style:family="text">
      <style:text-properties officeooo:rsid="00105b2b"/>
    </style:style>
    <style:style style:name="T3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8" text:outline-level="2"><text:bookmark text:name="spring-boot"/>Spring Boot</text:h>
      <text:p text:style-name="Text_20_body">Spring Boot is the best Java framework for microservices. </text:p>
      <text:p text:style-name="Text_20_body">The problem with Spring and Spring MVC is the amount of configuration that is needed.</text:p>
      <text:p text:style-name="Text_20_body">Spring Boot solves this problem through a combination of Auto Configuration and Starter Projects. Spring Boot also provide a few non functional features to make building production ready applications faster.</text:p>
      <text:p text:style-name="Text_20_body"/>
      <text:p text:style-name="Text_20_body"/>
      <text:p text:style-name="Text_20_body">Dependencies can be classified into:</text:p>
      <text:list xml:id="list1753959955412503114" text:style-name="L1">
        <text:list-item>
          <text:p text:style-name="P28">Spring - core, beans, context, aop </text:p>
        </text:list-item>
        <text:list-item>
          <text:p text:style-name="P28">Web MVC - (Spring MVC) </text:p>
        </text:list-item>
        <text:list-item>
          <text:p text:style-name="P28">Jackson - for JSON Binding </text:p>
        </text:list-item>
        <text:list-item>
          <text:p text:style-name="P28">Validation - Hibernate Validator, Validation API </text:p>
        </text:list-item>
        <text:list-item>
          <text:p text:style-name="P28">Embedded Servlet Container - Tomcat </text:p>
        </text:list-item>
        <text:list-item>
          <text:p text:style-name="P19">Logging - logback, slf4j </text:p>
        </text:list-item>
      </text:list>
      <text:p text:style-name="Text_20_body"/>
      <text:p text:style-name="P22">With servlet</text:p>
      <text:p text:style-name="P22"/>
      <text:p text:style-name="P22"/>
      <text:p text:style-name="P22">public String homes(HttpServletRequest req,HttpServletResponse res) {</text:p>
      <text:p text:style-name="P22"><text:tab/><text:tab/>HttpSession session=req.getSession();</text:p>
      <text:p text:style-name="P22"><text:tab/><text:tab/>String name=req.getParameter("name");</text:p>
      <text:p text:style-name="P22"><text:tab/><text:tab/>System.out.println("hello"+name);</text:p>
      <text:p text:style-name="P22"><text:tab/><text:tab/>session.setAttribute("name",name);</text:p>
      <text:p text:style-name="P22"/>
      <text:p text:style-name="P22"/>
      <text:p text:style-name="P22">Todo</text:p>
      <text:p text:style-name="P22"><text:s/>@RequestMapping(value="/pages/Home.html")</text:p>
      <text:p text:style-name="P22">private ModelMap buildHome() {</text:p>
      <text:p text:style-name="P22"><text:s text:c="4"/>return somestuff;</text:p>
      <text:p text:style-name="P22">}</text:p>
      <text:p text:style-name="P22"><text:soft-page-break/></text:p>
      <text:p text:style-name="P22"/>
      <text:p text:style-name="P22"><text:s/>@RequestParamter to map new param to old</text:p>
      <text:p text:style-name="P22"/>
      <text:p text:style-name="P22"/>
      <text:p text:style-name="P22"/>
      <text:p text:style-name="P22">Dependency to generate response in xml format</text:p>
      <text:p text:style-name="P22"/>
      <text:p text:style-name="P22">&lt;dependency&gt;</text:p>
      <text:p text:style-name="P22"><text:s text:c="4"/>&lt;groupId&gt;com.fasterxml.jackson.dataformat&lt;/groupId&gt;</text:p>
      <text:p text:style-name="P22"><text:s text:c="4"/>&lt;artifactId&gt;jackson-dataformat-xml&lt;/artifactId&gt;</text:p>
      <text:p text:style-name="P22"><text:s text:c="4"/>&lt;version&gt;2.9.8&lt;/version&gt;</text:p>
      <text:p text:style-name="P22">&lt;/dependency&gt;</text:p>
      <text:p text:style-name="P22"/>
      <text:p text:style-name="P22"/>
      <text:p text:style-name="P22">To change the port number(if busy)</text:p>
      <text:p text:style-name="P22"/>
      <text:p text:style-name="P22">configure in application properties</text:p>
      <text:p text:style-name="P22">"server.port.8081(port number)"</text:p>
      <text:p text:style-name="P22"/>
      <text:p text:style-name="P22">Springboot CLI</text:p>
      <text:p text:style-name="P22"/>
      <text:p text:style-name="P22">springboot coomon application properties <text:s text:c="2"/></text:p>
      <text:p text:style-name="P22">https://docs.spring.io/spring-boot/docs/current/reference/html/common-application-properties.html</text:p>
      <text:p text:style-name="P22"/>
      <text:p text:style-name="P22">ORM Object Relational Mapping</text:p>
      <text:p text:style-name="P22"/>
      <text:p text:style-name="P22"/>
      <text:p text:style-name="P22">Springboot actuator</text:p>
      <text:p text:style-name="P22">http://localhost:8080/actuator/health</text:p>
      <text:p text:style-name="P22"/>
      <text:p text:style-name="P22"><text:soft-page-break/>/health – Shows application health information (a simple ‘status’ when accessed over an unauthenticated connection or full message details when authenticated); it’s not sensitive by default</text:p>
      <text:p text:style-name="P22">/info – Displays arbitrary application info; not sensitive by default</text:p>
      <text:p text:style-name="P22">/metrics – Shows ‘metrics’ information for the current application; it’s also sensitive by default</text:p>
      <text:p text:style-name="P22">/trace – Displays trace information (by default the last few HTTP requests)</text:p>
      <text:p text:style-name="P22"/>
      <text:p text:style-name="P22"/>
      <text:p text:style-name="P22">,\"bname\": empty</text:p>
      <text:p text:style-name="P22"/>
      <text:p text:style-name="P22">Mysql login</text:p>
      <text:p text:style-name="P22">mysql -u root -p</text:p>
      <text:p text:style-name="P22">passwd:laptop pswd</text:p>
      <text:p text:style-name="P22">database :users</text:p>
      <text:p text:style-name="P22">table :data</text:p>
      <text:p text:style-name="P22"/>
      <text:p text:style-name="P22"/>
      <text:p text:style-name="P22">UserCredentials for Inmemory login</text:p>
      <text:p text:style-name="P22">u:vny</text:p>
      <text:p text:style-name="P22">p:qwerty</text:p>
      <text:p text:style-name="P22"/>
      <text:p text:style-name="P22"/>
      <text:p text:style-name="P22"/>
      <text:p text:style-name="P22"/>
      <text:p text:style-name="P22">Unit Testcases</text:p>
      <text:p text:style-name="P22">Static code Analysis <text:s text:c="2"/>fortify kiuwan visual expert</text:p>
      <text:p text:style-name="P22">ref:https://medium.com/acellere/benefits-of-static-code-analysis-a453b5d4a5e9</text:p>
      <text:p text:style-name="P22"/>
      <text:p text:style-name="P22">Code coverage</text:p>
      <text:p text:style-name="P22"/>
      <text:p text:style-name="P22"/>
      <text:p text:style-name="P22"/>
      <text:p text:style-name="P22"><text:soft-page-break/>Framework:</text:p>
      <text:p text:style-name="P22">A software framework is an abstraction in which software providing generic functionality can be selectively changed by additional user-written code, thus providing application-specific software. A software framework provides a standard way to build and deploy applications. </text:p>
      <text:p text:style-name="P22"/>
      <text:p text:style-name="P22">Ref:https://en.wikipedia.org/wiki/Software_framework</text:p>
      <text:p text:style-name="P23">JPA VS CRUD</text:p>
      <text:p text:style-name="P23"><text:a xlink:type="simple" xlink:href="http://static.springsource.org/spring-data/data-jpa/docs/current/api/org/springframework/data/jpa/repository/JpaRepository.html" text:style-name="Internet_20_link" text:visited-style-name="Visited_20_Internet_20_Link"><text:span text:style-name="Source_20_Text">JpaRepository</text:span></text:a> extends <text:a xlink:type="simple" xlink:href="http://static.springsource.org/spring-data/data-commons/docs/current/api/org/springframework/data/repository/PagingAndSortingRepository.html" text:style-name="Internet_20_link" text:visited-style-name="Visited_20_Internet_20_Link"><text:span text:style-name="Source_20_Text">PagingAndSortingRepository</text:span></text:a> which in turn extends <text:a xlink:type="simple" xlink:href="http://static.springsource.org/spring-data/data-commons/docs/current/api/org/springframework/data/repository/CrudRepository.html" text:style-name="Internet_20_link" text:visited-style-name="Visited_20_Internet_20_Link"><text:span text:style-name="Source_20_Text">CrudRepository</text:span></text:a>. </text:p>
      <text:p text:style-name="Text_20_body">Their main functions are:</text:p>
      <text:list xml:id="list4207402129795300382" text:style-name="L3">
        <text:list-item>
          <text:p text:style-name="P29"><text:a xlink:type="simple" xlink:href="http://static.springsource.org/spring-data/data-commons/docs/current/api/org/springframework/data/repository/CrudRepository.html" text:style-name="Internet_20_link" text:visited-style-name="Visited_20_Internet_20_Link"><text:span text:style-name="Source_20_Text">CrudRepository</text:span></text:a> mainly provides CRUD functions. </text:p>
        </text:list-item>
        <text:list-item>
          <text:p text:style-name="P29"><text:a xlink:type="simple" xlink:href="http://static.springsource.org/spring-data/data-commons/docs/current/api/org/springframework/data/repository/PagingAndSortingRepository.html" text:style-name="Internet_20_link" text:visited-style-name="Visited_20_Internet_20_Link"><text:span text:style-name="Source_20_Text">PagingAndSortingRepository</text:span></text:a> provides methods to do pagination and sorting records. </text:p>
        </text:list-item>
        <text:list-item>
          <text:p text:style-name="P24"><text:a xlink:type="simple" xlink:href="http://static.springsource.org/spring-data/data-jpa/docs/current/api/org/springframework/data/jpa/repository/JpaRepository.html" text:style-name="Internet_20_link" text:visited-style-name="Visited_20_Internet_20_Link"><text:span text:style-name="Source_20_Text">JpaRepository</text:span></text:a> provides some JPA-related methods such as flushing the persistence context and deleting records in a batch. </text:p>
        </text:list-item>
      </text:list>
      <text:p text:style-name="P23"/>
      <text:p text:style-name="P23">PagingAndSortingRepository extends CrudRepository</text:p>
      <text:list xml:id="list617691252637534655" text:style-name="L4">
        <text:list-item>
          <text:p text:style-name="P25">JpaRepository extends PagingAndSortingRepository </text:p>
        </text:list-item>
      </text:list>
      <text:p text:style-name="Text_20_body">The <text:span text:style-name="Strong_20_Emphasis">CrudRepository</text:span> interface provides methods for CRUD operations, so it allows you to create, read, update and delete records without having to define your own methods.</text:p>
      <text:p text:style-name="Text_20_body">The <text:span text:style-name="Strong_20_Emphasis">PagingAndSortingRepository</text:span> provides additional methods to retrieve entities using pagination and sorting. </text:p>
      <text:p text:style-name="Text_20_body">Finally the <text:span text:style-name="Strong_20_Emphasis">JpaRepository</text:span> add some more functionality that is specific to JPA.</text:p>
      <text:p text:style-name="P23"/>
      <text:p text:style-name="P22"/>
      <text:p text:style-name="P22"/>
      <text:p text:style-name="P22"/>
      <text:p text:style-name="P22"/>
      <text:p text:style-name="P22"/>
      <text:p text:style-name="P1"/>
      <text:p text:style-name="P1"/>
      <text:p text:style-name="P1"/>
      <text:p text:style-name="P1"/>
      <text:p text:style-name="P1">The <text:span text:style-name="Source_20_Text">@RequestMapping</text:span> annotation provides “routing” information. It tells Spring that any HTTP request with the <text:span text:style-name="Source_20_Text">/</text:span> path should be mapped to the <text:span text:style-name="Source_20_Text">home</text:span> method. </text:p>
      <text:p text:style-name="P21"><text:soft-page-break/>RequestMapping is generic - you can use with GET, POST, PUT or any of the other request methods using the method attribute on the annotation. </text:p>
      <text:list xml:id="list4531462848071679393" text:style-name="L2">
        <text:list-item>
          <text:p text:style-name="P20">GetMapping is specific to GET request method. It’s just an extension of RequestMapping to improve clarity. </text:p>
        </text:list-item>
      </text:list>
      <text:p text:style-name="P1"/>
      <text:p text:style-name="P1">The <text:span text:style-name="Source_20_Text">@RestController</text:span> annotation tells Spring to render the resulting string directly back to the caller.</text:p>
      <text:p text:style-name="P1"/>
      <text:p text:style-name="P1"/>
      <text:p text:style-name="P32"><text:span text:style-name="Emphasis"><text:span text:style-name="T1">@SpringBootApplication</text:span></text:span> // same as @Configuration @EnableAutoConfiguration @ComponentScan</text:p>
      <text:p text:style-name="P1"/>
      <text:p text:style-name="P3">@component -<text:span text:style-name="T2">Given at the class of which object is to be created </text:span></text:p>
      <text:p text:style-name="P3">for dependency</text:p>
      <text:p text:style-name="P5">ref:https://www.youtube.com/watch?v=K43qyHJXmWI(8:00)</text:p>
      <text:p text:style-name="P4">Mock object to test without affecting the object which is already tested(i.e database data is not affected)</text:p>
      <text:p text:style-name="P4"/>
      <text:p text:style-name="P6">@Autowired</text:p>
      <text:p text:style-name="P6"><text:s text:c="4"/>creates dependency of object to other</text:p>
      <text:p text:style-name="P1"/>
      <text:p text:style-name="P2">Security</text:p>
      <text:p text:style-name="P2">The default <text:span text:style-name="Source_20_Text">UserDetailsService</text:span> has a single user. The user name is <text:span text:style-name="Source_20_Text">user</text:span>, and the password is random and is printed at INFO level when the application starts.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31"/>
          </table:table-cell>
        </table:table-row>
      </table:table>
      <text:p text:style-name="Text_20_body">You can change the username and password by providing a <text:span text:style-name="Source_20_Text">spring.security.user.name</text:span> and <text:span text:style-name="Source_20_Text">spring.security.user.password</text:span>.</text:p>
      <text:h text:style-name="P17" text:outline-level="2">Working with SQL Databases</text:h>
      <text:p text:style-name="Text_20_body">The <text:a xlink:type="simple" xlink:href="https://projects.spring.io/spring-framework/" office:target-frame-name="_top" xlink:show="replace" text:style-name="Internet_20_link" text:visited-style-name="Visited_20_Internet_20_Link">Spring Framework</text:a> provides extensive support for working with SQL databases, from direct JDBC access using <text:span text:style-name="Source_20_Text">JdbcTemplate</text:span> to complete “object relational mapping” technologies such as Hibernate. <text:a xlink:type="simple" xlink:href="https://projects.spring.io/spring-data/" office:target-frame-name="_top" xlink:show="replace" text:style-name="Internet_20_link" text:visited-style-name="Visited_20_Internet_20_Link">Spring Data</text:a> provides an additional level of functionality: creating <text:span text:style-name="Source_20_Text">Repository</text:span> implementations directly from interfaces and using conventions to generate queries from your method nam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LOW LEVEL &amp;HL PGMNG LNGS</text:p>
      <text:p text:style-name="P7"/>
      <text:p text:style-name="P7"><text:a xlink:type="simple" xlink:href="https://www.computerscience.gcse.guru/theory/high-low-level-languages" text:style-name="Internet_20_link" text:visited-style-name="Visited_20_Internet_20_Link">https://www.computerscience.gcse.guru/theory/high-low-level-languages</text:a></text:p>
      <text:p text:style-name="P7"/>
      <text:p text:style-name="P11"><text:a xlink:type="simple" xlink:href="http://people.uncw.edu/tompkinsj/242/BasicComputer/AddTwoNumbers.htm" text:style-name="Internet_20_link" text:visited-style-name="Visited_20_Internet_20_Link">http://people.uncw.edu/tompkinsj/242/BasicComputer/AddTwoNumbers.htm</text:a></text:p>
      <text:p text:style-name="P11"/>
      <text:p text:style-name="P11"><text:a xlink:type="simple" xlink:href="http://people.uncw.edu/tompkinsj/242/BasicComputer/AddTwoNumbers.htm" text:style-name="Internet_20_link" text:visited-style-name="Visited_20_Internet_20_Link">http://people.uncw.edu/tompkinsj/242/BasicComputer/AddTwoNumbers.htm</text:a></text:p>
      <text:p text:style-name="P11"/>
      <text:p text:style-name="P12">History</text:p>
      <text:p text:style-name="P12"><text:a xlink:type="simple" xlink:href="https://en.wikipedia.org/wiki/History_of_programming_languages" text:style-name="Internet_20_link" text:visited-style-name="Visited_20_Internet_20_Link">https://en.wikipedia.org/wiki/History_of_programming_languages</text:a></text:p>
      <text:p text:style-name="P12"/>
      <text:p text:style-name="P7"/>
      <text:p text:style-name="P7"/>
      <text:p text:style-name="P7"/>
      <text:p text:style-name="P8">Programming Paradigms</text:p>
      <text:p text:style-name="P8"/>
      <text:p text:style-name="P8"><text:a xlink:type="simple" xlink:href="http://cs.lmu.edu/~ray/notes/paradigms/" text:style-name="Internet_20_link" text:visited-style-name="Visited_20_Internet_20_Link">http://cs.lmu.edu/~ray/notes/paradigms/</text:a></text:p>
      <text:p text:style-name="P8"/>
      <text:p text:style-name="P8"/>
      <text:p text:style-name="P9">Mutable vs immutable</text:p>
      <text:p text:style-name="P9"><text:a xlink:type="simple" xlink:href="https://www.interviewcake.com/concept/java/mutable" text:style-name="Internet_20_link" text:visited-style-name="Visited_20_Internet_20_Link">https://www.interviewcake.com/concept/java/mutable</text:a></text:p>
      <text:p text:style-name="P9"/>
      <text:p text:style-name="P9"/>
      <text:p text:style-name="P10">Statement vs prepared statement in jdbc</text:p>
      <text:p text:style-name="P10"><text:a xlink:type="simple" xlink:href="https://javaconceptoftheday.com/statement-vs-preparedstatement-vs-callablestatement-in-java/" text:style-name="Internet_20_link" text:visited-style-name="Visited_20_Internet_20_Link">https://javaconceptoftheday.com/statement-vs-preparedstatement-vs-callablestatement-in-java/</text:a></text:p>
      <text:p text:style-name="P10"/>
      <text:p text:style-name="P10"/>
      <text:p text:style-name="P15">Architectural Patterns</text:p>
      <text:p text:style-name="P15"><text:a xlink:type="simple" xlink:href="http://geekswithblogs.net/dlussier/archive/2009/11/21/136454.aspx" text:style-name="Internet_20_link" text:visited-style-name="Visited_20_Internet_20_Link">http://geekswithblogs.net/dlussier/archive/2009/11/21/136454.aspx</text:a></text:p>
      <text:p text:style-name="P15"/>
      <text:p text:style-name="P10"/>
      <text:p text:style-name="P10"/>
      <text:p text:style-name="P13">Annotation</text:p>
      <text:p text:style-name="P14">http://www.java2novice.com/java-annotations/get-all/</text:p>
      <text:p text:style-name="P13"/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CLASS" text:style-name="Internet_20_link" text:visited-style-name="Visited_20_Internet_20_Link"><text:span text:style-name="Source_20_Text"><text:span text:style-name="Strong_20_Emphasis">CLASS</text:span></text:span></text:a> </text:p>
            <text:p text:style-name="Table_20_Contents">Annotations are to be recorded in the class file by the compiler but need not be retained by the VM at run time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RUNTIME" text:style-name="Internet_20_link" text:visited-style-name="Visited_20_Internet_20_Link"><text:span text:style-name="Source_20_Text"><text:span text:style-name="Strong_20_Emphasis">RUNTIME</text:span></text:span></text:a> </text:p>
            <text:p text:style-name="Table_20_Contents">Annotations are to be recorded in the class file by the compiler and retained by the VM at run time, so they may be read reflectively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SOURCE" text:style-name="Internet_20_link" text:visited-style-name="Visited_20_Internet_20_Link"><text:span text:style-name="Source_20_Text"><text:span text:style-name="Strong_20_Emphasis">SOURCE</text:span></text:span></text:a> </text:p>
            <text:p text:style-name="Table_20_Contents">Annotations are to be discarded by the compiler.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27"><text:a xlink:type="simple" xlink:href="https://en.wikipedia.org/wiki/Procedural_programming" text:style-name="Internet_20_link" text:visited-style-name="Visited_20_Internet_20_Link">Procedural programming</text:a>, <text:a xlink:type="simple" xlink:href="https://en.wikipedia.org/wiki/Structured_programming" text:style-name="Internet_20_link" text:visited-style-name="Visited_20_Internet_20_Link">structured programming</text:a> – specifies the steps a program must take to reach a desired state. </text:p>
      <text:list xml:id="list110620694405120437" text:style-name="L5">
        <text:list-item>
          <text:p text:style-name="P30"><text:soft-page-break/><text:a xlink:type="simple" xlink:href="https://en.wikipedia.org/wiki/Functional_programming" text:style-name="Internet_20_link" text:visited-style-name="Visited_20_Internet_20_Link">Functional programming</text:a> – treats programs as evaluating <text:a xlink:type="simple" xlink:href="https://en.wikipedia.org/wiki/Function_(mathematics)" text:style-name="Internet_20_link" text:visited-style-name="Visited_20_Internet_20_Link">mathematical functions</text:a> and avoids <text:a xlink:type="simple" xlink:href="https://en.wikipedia.org/wiki/Program_state" text:style-name="Internet_20_link" text:visited-style-name="Visited_20_Internet_20_Link">state</text:a> and <text:a xlink:type="simple" xlink:href="https://en.wikipedia.org/wiki/Immutable_object" text:style-name="Internet_20_link" text:visited-style-name="Visited_20_Internet_20_Link">mutable</text:a> data </text:p>
        </text:list-item>
        <text:list-item>
          <text:p text:style-name="P16">It is a <text:a xlink:type="simple" xlink:href="https://en.wikipedia.org/wiki/Declarative_programming" text:style-name="Internet_20_link" text:visited-style-name="Visited_20_Internet_20_Link">declarative programming</text:a> paradigm, which means programming is done with <text:a xlink:type="simple" xlink:href="https://en.wikipedia.org/wiki/Expression_(computer_science)" text:style-name="Internet_20_link" text:visited-style-name="Visited_20_Internet_20_Link">expressions</text:a> or declarations<text:bookmark text:name="cite_ref-expression_style_1-0"/><text:a xlink:type="simple" xlink:href="https://en.wikipedia.org/wiki/Functional_programming#cite_note-expression_style-1" text:style-name="Internet_20_link" text:visited-style-name="Visited_20_Internet_20_Link">[1]</text:a> instead of <text:a xlink:type="simple" xlink:href="https://en.wikipedia.org/wiki/Statement_(computer_science)" text:style-name="Internet_20_link" text:visited-style-name="Visited_20_Internet_20_Link">statements</text:a></text:p>
        </text:list-item>
        <text:list-item>
          <text:p text:style-name="P30"/>
        </text:list-item>
        <text:list-item>
          <text:p text:style-name="P26"><text:a xlink:type="simple" xlink:href="https://en.wikipedia.org/wiki/Object-oriented_programming" text:style-name="Internet_20_link" text:visited-style-name="Visited_20_Internet_20_Link">Object-oriented programming</text:a> (OOP) – organizes programs as <text:a xlink:type="simple" xlink:href="https://en.wikipedia.org/wiki/Object_(computer_science)" text:style-name="Internet_20_link" text:visited-style-name="Visited_20_Internet_20_Link"><text:span text:style-name="T3">objects</text:span></text:a>: <text:a xlink:type="simple" xlink:href="https://en.wikipedia.org/wiki/Data_structure" text:style-name="Internet_20_link" text:visited-style-name="Visited_20_Internet_20_Link">data structures</text:a> consisting of <text:a xlink:type="simple" xlink:href="https://en.wikipedia.org/wiki/Field_(computer_science)" text:style-name="Internet_20_link" text:visited-style-name="Visited_20_Internet_20_Link">datafields</text:a> and <text:a xlink:type="simple" xlink:href="https://en.wikipedia.org/wiki/Method_(computer_science)" text:style-name="Internet_20_link" text:visited-style-name="Visited_20_Internet_20_Link">methods</text:a> together with their interactions.</text:p>
        </text:list-item>
      </text:list>
      <text:p text:style-name="P13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57:46.826074356</meta:creation-date>
    <dc:date>2019-02-22T11:18:26.024274748</dc:date>
    <meta:editing-duration>P1DT3H27M10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7" meta:paragraph-count="112" meta:word-count="781" meta:character-count="6509" meta:non-whitespace-character-count="5789"/>
  </office:meta>
</office:document-meta>
</file>